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aral_ordi" table:style-name="ta1">
        <table:shapes>
          <draw:frame draw:z-index="0" draw:style-name="gr1" draw:text-style-name="P1" svg:width="159.99mm" svg:height="89.99mm" svg:x="56.6mm" svg:y="6.92mm">
            <loext:p draw:notify-on-update-of-ranges="paral_ordi.A1:paral_ordi.A5 paral_ordi.B1:paral_ordi.B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7255" calcext:value-type="float">
            <text:p>1,572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40347" calcext:value-type="float">
            <text:p>0,8403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84399" calcext:value-type="float">
            <text:p>1,843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16798" calcext:value-type="float">
            <text:p>3,167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03995" calcext:value-type="float">
            <text:p>5,03995</text:p>
          </table:table-cell>
        </table:table-row>
      </table:table>
      <table:table table:name="paral_raspberry" table:style-name="ta1">
        <table:shapes>
          <draw:frame draw:z-index="0" draw:style-name="gr1" draw:text-style-name="P1" svg:width="159.99mm" svg:height="89.99mm" svg:x="46.16mm" svg:y="1mm">
            <loext:p draw:notify-on-update-of-ranges="paral_raspberry.A1:paral_raspberry.A5 paral_raspberry.B1:paral_raspberry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11865" calcext:value-type="float">
            <text:p>6,118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2348" calcext:value-type="float">
            <text:p>3,123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22005" calcext:value-type="float">
            <text:p>4,2200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15975" calcext:value-type="float">
            <text:p>5,159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paral_nb_ordi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nvo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iltre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temp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.48657" calcext:value-type="float">
            <text:p>8,48657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4.3745" calcext:value-type="float">
            <text:p>84,374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829.478" calcext:value-type="float">
            <text:p>829,47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8343.7" calcext:value-type="float">
            <text:p>8343,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.29771" calcext:value-type="float">
            <text:p>8,2977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1.5816" calcext:value-type="float">
            <text:p>91,58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824.158" calcext:value-type="float">
            <text:p>824,1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8246.56" calcext:value-type="float">
            <text:p>8246,5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.30169" calcext:value-type="float">
            <text:p>7,3016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14.656" calcext:value-type="float">
            <text:p>114,65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721.149" calcext:value-type="float">
            <text:p>721,1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7212.06" calcext:value-type="float">
            <text:p>7212,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.00626" calcext:value-type="float">
            <text:p>7,006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69.9889" calcext:value-type="float">
            <text:p>69,988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700.07" calcext:value-type="float">
            <text:p>700,0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6998.38" calcext:value-type="float">
            <text:p>6998,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5.0365" calcext:value-type="float">
            <text:p>85,036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799.303" calcext:value-type="float">
            <text:p>799,3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7941.06" calcext:value-type="float">
            <text:p>7941,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INFINI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onvol par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iltre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temp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.13837" calcext:value-type="float">
            <text:p>2,138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6.6563" calcext:value-type="float">
            <text:p>16,65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81.693" calcext:value-type="float">
            <text:p>181,6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.24112" calcext:value-type="float">
            <text:p>2,24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6.6735" calcext:value-type="float">
            <text:p>16,67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49.755" calcext:value-type="float">
            <text:p>149,7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191" calcext:value-type="float">
            <text:p>1,001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8.3379" calcext:value-type="float">
            <text:p>18,33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29.342" calcext:value-type="float">
            <text:p>129,3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29604" calcext:value-type="float">
            <text:p>1,296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4.7711" calcext:value-type="float">
            <text:p>14,77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30.08" calcext:value-type="float">
            <text:p>130,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5.865" calcext:value-type="float">
            <text:p>45,8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431.826" calcext:value-type="float">
            <text:p>431,8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438.9" calcext:value-type="float">
            <text:p>4438,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25556" calcext:value-type="float">
            <text:p>1,255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2.7379" calcext:value-type="float">
            <text:p>12,73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127.644" calcext:value-type="float">
            <text:p>127,6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31313" calcext:value-type="float">
            <text:p>1,313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13.6135" calcext:value-type="float">
            <text:p>13,61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28.117" calcext:value-type="float">
            <text:p>128,1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6265" calcext:value-type="float">
            <text:p>1,062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.77857" calcext:value-type="float">
            <text:p>9,778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97.8354" calcext:value-type="float">
            <text:p>97,83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215" calcext:value-type="float">
            <text:p>1,002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.63818" calcext:value-type="float">
            <text:p>9,638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97.2846" calcext:value-type="float">
            <text:p>97,28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0.2381" calcext:value-type="float">
            <text:p>30,23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284.972" calcext:value-type="float">
            <text:p>284,9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843.52" calcext:value-type="float">
            <text:p>2843,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6112" calcext:value-type="float">
            <text:p>1,6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2.4765" calcext:value-type="float">
            <text:p>12,47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28.37" calcext:value-type="float">
            <text:p>128,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7313" calcext:value-type="float">
            <text:p>1,73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3.615" calcext:value-type="float">
            <text:p>13,6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30.635" calcext:value-type="float">
            <text:p>130,6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24857" calcext:value-type="float">
            <text:p>1,248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.9379" calcext:value-type="float">
            <text:p>10,93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6.547" calcext:value-type="float">
            <text:p>106,5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3086" calcext:value-type="float">
            <text:p>1,30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0.5415" calcext:value-type="float">
            <text:p>10,54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104.967" calcext:value-type="float">
            <text:p>104,9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3.4852" calcext:value-type="float">
            <text:p>23,48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16.942" calcext:value-type="float">
            <text:p>216,9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2209.54" calcext:value-type="float">
            <text:p>2209,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.80262" calcext:value-type="float">
            <text:p>1,802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1.477" calcext:value-type="float">
            <text:p>11,4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08.036" calcext:value-type="float">
            <text:p>108,0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.61896" calcext:value-type="float">
            <text:p>2,618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2.6279" calcext:value-type="float">
            <text:p>12,62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11.224" calcext:value-type="float">
            <text:p>111,2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.92797" calcext:value-type="float">
            <text:p>2,927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.1322" calcext:value-type="float">
            <text:p>10,13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92.7594" calcext:value-type="float">
            <text:p>92,75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.19507" calcext:value-type="float">
            <text:p>2,195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0.423" calcext:value-type="float">
            <text:p>10,4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90.5014" calcext:value-type="float">
            <text:p>90,50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.0505" calcext:value-type="float">
            <text:p>21,05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90.787" calcext:value-type="float">
            <text:p>190,7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1873.19" calcext:value-type="float">
            <text:p>1873,19</text:p>
          </table:table-cell>
        </table:table-row>
      </table:table>
      <table:table table:name="Feuille4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vol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iltre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temp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6.2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318.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1987.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INFI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3.81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942.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9368.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INFI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4.70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48.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FINI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INFIN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3.48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41.1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FIN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INFIN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55.8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NFIN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INFIN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INFIN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22:44:40.2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22:04:17.967000000</meta:creation-date>
    <dc:date>2017-03-21T23:16:49.727000000</dc:date>
    <meta:editing-duration>PT8M20S</meta:editing-duration>
    <meta:editing-cycles>3</meta:editing-cycles>
    <meta:generator>LibreOffice/5.1.2.2$Windows_x86 LibreOffice_project/d3bf12ecb743fc0d20e0be0c58ca359301eb705f</meta:generator>
    <meta:document-statistic meta:table-count="4" meta:cell-count="39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83cm" svg:y="0.316cm" chart:style-name="ch2">
          <text:p>Temps en fonction du nombre de processus</text:p>
        </chart:title>
        <chart:plot-area chart:style-name="ch3" table:cell-range-address="paral_raspberry.A1:paral_raspberry.B5" svg:x="1.331cm" svg:y="1.275cm" svg:width="14.349cm" svg:height="6.564cm">
          <chartooo:coordinate-region svg:x="1.767cm" svg:y="1.474cm" svg:width="13.541cm" svg:height="5.718cm"/>
          <chart:axis chart:dimension="x" chart:name="primary-x" chart:style-name="ch4">
            <chart:title svg:x="6.807cm" svg:y="8.019cm" chart:style-name="ch5">
              <text:p>Nombre de processus</text:p>
            </chart:title>
            <chart:grid chart:style-name="ch6" chart:class="major"/>
          </chart:axis>
          <chart:axis chart:dimension="y" chart:name="primary-y" chart:style-name="ch4">
            <chart:title svg:x="0.451cm" svg:y="5.54cm" chart:style-name="ch7">
              <text:p>Temps (sec)</text:p>
            </chart:title>
            <chart:grid chart:style-name="ch6" chart:class="major"/>
          </chart:axis>
          <chart:series chart:style-name="ch8" chart:values-cell-range-address="paral_raspberry.B1:paral_raspberry.B5" chart:class="chart:scatter">
            <chart:domain table:cell-range-address="paral_raspberry.A1:paral_raspberry.A5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paral_raspberry.A1:paral_raspberry.A5</svg:desc>
                </draw:g>
              </table:table-cell>
              <table:table-cell office:value-type="float" office:value="6.11865">
                <text:p>6.11865</text:p>
                <draw:g>
                  <svg:desc>paral_raspberry.B1:paral_raspberry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.12348">
                <text:p>3.123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4.22005">
                <text:p>4.22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5.15975">
                <text:p>5.159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 LibreOffice_project/d3bf12ecb743fc0d20e0be0c58ca359301eb705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683cm" svg:y="0.316cm" chart:style-name="ch2">
          <text:p>Temps en fonction du nombre de processus</text:p>
        </chart:title>
        <chart:plot-area chart:style-name="ch3" table:cell-range-address="paral_ordi.A1:paral_ordi.B5" svg:x="1.331cm" svg:y="1.275cm" svg:width="14.349cm" svg:height="6.564cm">
          <chartooo:coordinate-region svg:x="1.767cm" svg:y="1.474cm" svg:width="13.726cm" svg:height="5.718cm"/>
          <chart:axis chart:dimension="x" chart:name="primary-x" chart:style-name="ch4">
            <chart:title svg:x="6.807cm" svg:y="8.019cm" chart:style-name="ch5">
              <text:p>Nombre de processus</text:p>
            </chart:title>
            <chart:grid chart:style-name="ch6" chart:class="major"/>
          </chart:axis>
          <chart:axis chart:dimension="y" chart:name="primary-y" chart:style-name="ch4">
            <chart:title svg:x="0.451cm" svg:y="5.54cm" chart:style-name="ch7">
              <text:p>Temps (sec)</text:p>
            </chart:title>
            <chart:grid chart:style-name="ch6" chart:class="major"/>
          </chart:axis>
          <chart:series chart:style-name="ch8" chart:values-cell-range-address="paral_ordi.B1:paral_ordi.B5" chart:class="chart:scatter">
            <chart:domain table:cell-range-address="paral_ordi.A1:paral_ordi.A5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paral_ordi.A1:paral_ordi.A5</svg:desc>
                </draw:g>
              </table:table-cell>
              <table:table-cell office:value-type="float" office:value="1.57255">
                <text:p>1.57255</text:p>
                <draw:g>
                  <svg:desc>paral_ordi.B1:paral_ordi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840347">
                <text:p>0.8403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.84399">
                <text:p>1.84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.16798">
                <text:p>3.16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">
                <text:p>32</text:p>
              </table:table-cell>
              <table:table-cell office:value-type="float" office:value="5.03995">
                <text:p>5.03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2.2$Windows_x86 LibreOffice_project/d3bf12ecb743fc0d20e0be0c58ca359301eb705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